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9.81pt"/>
    </style:style>
    <style:style style:name="co2" style:family="table-column">
      <style:table-column-properties fo:break-before="auto" style:column-width="66.39pt"/>
    </style:style>
    <style:style style:name="co3" style:family="table-column">
      <style:table-column-properties fo:break-before="auto" style:column-width="114.55pt"/>
    </style:style>
    <style:style style:name="co4" style:family="table-column">
      <style:table-column-properties fo:break-before="auto" style:column-width="47.14pt"/>
    </style:style>
    <style:style style:name="co5" style:family="table-column">
      <style:table-column-properties fo:break-before="auto" style:column-width="38.6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T1" style:family="text">
      <style:text-properties style:font-name="Arial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OpenDropV3-bott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R2PN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XPOS</text:p>
          </table:table-cell>
          <table:table-cell office:value-type="string" calcext:value-type="string">
            <text:p>YPOS</text:p>
          </table:table-cell>
          <table:table-cell office:value-type="string" calcext:value-type="string">
            <text:p>ZPOS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string" calcext:value-type="string">
            <text:p>UG_X_3215_32kHz</text:p>
          </table:table-cell>
          <table:table-cell office:value-type="string" calcext:value-type="string">
            <text:p>Y1</text:p>
          </table:table-cell>
          <table:table-cell office:value-type="float" office:value="32.765" calcext:value-type="float">
            <text:p>32.765</text:p>
          </table:table-cell>
          <table:table-cell office:value-type="float" office:value="-6.012" calcext:value-type="float">
            <text:p>-6.012</text:p>
          </table:table-cell>
          <table:table-cell office:value-type="float" office:value="68.291" calcext:value-type="float">
            <text:p>68.291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R_0805_220R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220R</text:p>
          </table:table-cell>
          <table:table-cell office:value-type="float" office:value="-15.108" calcext:value-type="float">
            <text:p>-15.108</text:p>
          </table:table-cell>
          <table:table-cell office:value-type="float" office:value="43.3945" calcext:value-type="float">
            <text:p>43.394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R_0805_220R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220R</text:p>
          </table:table-cell>
          <table:table-cell office:value-type="float" office:value="-2.089" calcext:value-type="float">
            <text:p>-2.089</text:p>
          </table:table-cell>
          <table:table-cell office:value-type="float" office:value="43.389" calcext:value-type="float">
            <text:p>43.38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R_0805_220R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220R</text:p>
          </table:table-cell>
          <table:table-cell office:value-type="float" office:value="-8.504" calcext:value-type="float">
            <text:p>-8.504</text:p>
          </table:table-cell>
          <table:table-cell office:value-type="float" office:value="43.3945" calcext:value-type="float">
            <text:p>43.394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R_0805_220R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220R</text:p>
          </table:table-cell>
          <table:table-cell office:value-type="float" office:value="-12.289" calcext:value-type="float">
            <text:p>-12.289</text:p>
          </table:table-cell>
          <table:table-cell office:value-type="float" office:value="43.389" calcext:value-type="float">
            <text:p>43.38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R_0805_220R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220R</text:p>
          </table:table-cell>
          <table:table-cell office:value-type="float" office:value="-5.964" calcext:value-type="float">
            <text:p>-5.964</text:p>
          </table:table-cell>
          <table:table-cell office:value-type="float" office:value="43.3945" calcext:value-type="float">
            <text:p>43.394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R_0805_220R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220R</text:p>
          </table:table-cell>
          <table:table-cell office:value-type="float" office:value="0.386" calcext:value-type="float">
            <text:p>0.386</text:p>
          </table:table-cell>
          <table:table-cell office:value-type="float" office:value="43.3945" calcext:value-type="float">
            <text:p>43.394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R_0805_220R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220R</text:p>
          </table:table-cell>
          <table:table-cell office:value-type="float" office:value="-44.747" calcext:value-type="float">
            <text:p>-44.747</text:p>
          </table:table-cell>
          <table:table-cell office:value-type="float" office:value="30.699" calcext:value-type="float">
            <text:p>30.69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R_0805_220R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220R</text:p>
          </table:table-cell>
          <table:table-cell office:value-type="float" office:value="-39.413" calcext:value-type="float">
            <text:p>-39.413</text:p>
          </table:table-cell>
          <table:table-cell office:value-type="float" office:value="30.699" calcext:value-type="float">
            <text:p>30.69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R_0805_220R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220R</text:p>
          </table:table-cell>
          <table:table-cell office:value-type="float" office:value="-30.777" calcext:value-type="float">
            <text:p>-30.777</text:p>
          </table:table-cell>
          <table:table-cell office:value-type="float" office:value="30.699" calcext:value-type="float">
            <text:p>30.69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R_0805_220R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220R</text:p>
          </table:table-cell>
          <table:table-cell office:value-type="float" office:value="-34.841" calcext:value-type="float">
            <text:p>-34.841</text:p>
          </table:table-cell>
          <table:table-cell office:value-type="float" office:value="30.699" calcext:value-type="float">
            <text:p>30.69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R_0805_390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390R</text:p>
          </table:table-cell>
          <table:table-cell office:value-type="float" office:value="26.881" calcext:value-type="float">
            <text:p>26.881</text:p>
          </table:table-cell>
          <table:table-cell office:value-type="float" office:value="46.955" calcext:value-type="float">
            <text:p>46.955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R_0805_390R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390R</text:p>
          </table:table-cell>
          <table:table-cell office:value-type="float" office:value="5.291" calcext:value-type="float">
            <text:p>5.291</text:p>
          </table:table-cell>
          <table:table-cell office:value-type="float" office:value="44.161" calcext:value-type="float">
            <text:p>44.16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R_0805_390R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390R</text:p>
          </table:table-cell>
          <table:table-cell office:value-type="float" office:value="24.849" calcext:value-type="float">
            <text:p>24.849</text:p>
          </table:table-cell>
          <table:table-cell office:value-type="float" office:value="46.955" calcext:value-type="float">
            <text:p>46.955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R_0805_390R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390R</text:p>
          </table:table-cell>
          <table:table-cell office:value-type="float" office:value="3.894" calcext:value-type="float">
            <text:p>3.894</text:p>
          </table:table-cell>
          <table:table-cell office:value-type="float" office:value="46.955" calcext:value-type="float">
            <text:p>46.955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table:style-name="ce1" office:value-type="string" calcext:value-type="string">
            <text:p>UG_R_0805_0R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0k</text:p>
          </table:table-cell>
          <table:table-cell office:value-type="float" office:value="-7.79" calcext:value-type="float">
            <text:p>-7.79</text:p>
          </table:table-cell>
          <table:table-cell office:value-type="float" office:value="23.968" calcext:value-type="float">
            <text:p>23.968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table:style-name="ce1" office:value-type="string" calcext:value-type="string">
            <text:p>UG_R_0805_0R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0k</text:p>
          </table:table-cell>
          <table:table-cell office:value-type="float" office:value="-5.631" calcext:value-type="float">
            <text:p>-5.631</text:p>
          </table:table-cell>
          <table:table-cell office:value-type="float" office:value="23.968" calcext:value-type="float">
            <text:p>23.968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table:style-name="ce1" office:value-type="string" calcext:value-type="string">
            <text:p>UG_R_0805_0R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0k</text:p>
          </table:table-cell>
          <table:table-cell office:value-type="float" office:value="-3.472" calcext:value-type="float">
            <text:p>-3.472</text:p>
          </table:table-cell>
          <table:table-cell office:value-type="float" office:value="27.4605" calcext:value-type="float">
            <text:p>27.4605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table:style-name="ce1" office:value-type="string" calcext:value-type="string">
            <text:p>UG_R_0805_0R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0k</text:p>
          </table:table-cell>
          <table:table-cell office:value-type="float" office:value="-5.631" calcext:value-type="float">
            <text:p>-5.631</text:p>
          </table:table-cell>
          <table:table-cell office:value-type="float" office:value="27.4605" calcext:value-type="float">
            <text:p>27.4605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table:style-name="ce1" office:value-type="string" calcext:value-type="string">
            <text:p>UG_R_0805_0R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0k</text:p>
          </table:table-cell>
          <table:table-cell office:value-type="float" office:value="-9.949" calcext:value-type="float">
            <text:p>-9.949</text:p>
          </table:table-cell>
          <table:table-cell office:value-type="float" office:value="23.968" calcext:value-type="float">
            <text:p>23.968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table:style-name="ce1" office:value-type="string" calcext:value-type="string">
            <text:p>UG_R_0805_0R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0k</text:p>
          </table:table-cell>
          <table:table-cell office:value-type="float" office:value="-53.129" calcext:value-type="float">
            <text:p>-53.129</text:p>
          </table:table-cell>
          <table:table-cell office:value-type="float" office:value="28.921" calcext:value-type="float">
            <text:p>28.92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table:style-name="ce1" office:value-type="string" calcext:value-type="string">
            <text:p>UG_R_0805_0R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0k</text:p>
          </table:table-cell>
          <table:table-cell office:value-type="float" office:value="-51.859" calcext:value-type="float">
            <text:p>-51.859</text:p>
          </table:table-cell>
          <table:table-cell office:value-type="float" office:value="31.969" calcext:value-type="float">
            <text:p>31.96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table:style-name="ce2" office:value-type="string" calcext:value-type="string">
            <text:p>UG_R_2010_0R1</text:p>
          </table:table-cell>
          <table:table-cell office:value-type="string" calcext:value-type="string">
            <text:p>RSENSE1</text:p>
          </table:table-cell>
          <table:table-cell office:value-type="string" calcext:value-type="string">
            <text:p>0R1</text:p>
          </table:table-cell>
          <table:table-cell office:value-type="float" office:value="-44.699" calcext:value-type="float">
            <text:p>-44.699</text:p>
          </table:table-cell>
          <table:table-cell office:value-type="float" office:value="61.619" calcext:value-type="float">
            <text:p>61.6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table:style-name="ce2" office:value-type="string" calcext:value-type="string">
            <text:p>UG_C_0805_100n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0nF</text:p>
          </table:table-cell>
          <table:table-cell office:value-type="float" office:value="-55.288" calcext:value-type="float">
            <text:p>-55.288</text:p>
          </table:table-cell>
          <table:table-cell office:value-type="float" office:value="55.296" calcext:value-type="float">
            <text:p>55.29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table:style-name="ce2" office:value-type="string" calcext:value-type="string">
            <text:p>UG_C_0805_100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float" office:value="-53.002" calcext:value-type="float">
            <text:p>-53.002</text:p>
          </table:table-cell>
          <table:table-cell office:value-type="float" office:value="55.296" calcext:value-type="float">
            <text:p>55.296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C_0805_100n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100nF</text:p>
          </table:table-cell>
          <table:table-cell office:value-type="float" office:value="10.168" calcext:value-type="float">
            <text:p>10.168</text:p>
          </table:table-cell>
          <table:table-cell office:value-type="float" office:value="4.818" calcext:value-type="float">
            <text:p>4.818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C_0805_100n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100nF</text:p>
          </table:table-cell>
          <table:table-cell office:value-type="float" office:value="-45.204" calcext:value-type="float">
            <text:p>-45.204</text:p>
          </table:table-cell>
          <table:table-cell office:value-type="float" office:value="4.056" calcext:value-type="float">
            <text:p>4.05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C_0805_100n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100nF</text:p>
          </table:table-cell>
          <table:table-cell office:value-type="float" office:value="-16.045" calcext:value-type="float">
            <text:p>-16.045</text:p>
          </table:table-cell>
          <table:table-cell office:value-type="float" office:value="57.115" calcext:value-type="float">
            <text:p>57.115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C_0805_100n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100nF</text:p>
          </table:table-cell>
          <table:table-cell office:value-type="float" office:value="23.452" calcext:value-type="float">
            <text:p>23.452</text:p>
          </table:table-cell>
          <table:table-cell office:value-type="float" office:value="42.383" calcext:value-type="float">
            <text:p>42.38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C_0805_100n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100nF</text:p>
          </table:table-cell>
          <table:table-cell office:value-type="float" office:value="-7.79" calcext:value-type="float">
            <text:p>-7.79</text:p>
          </table:table-cell>
          <table:table-cell office:value-type="float" office:value="65.243" calcext:value-type="float">
            <text:p>65.24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C_0805_100n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100nF</text:p>
          </table:table-cell>
          <table:table-cell office:value-type="float" office:value="-6.901" calcext:value-type="float">
            <text:p>-6.901</text:p>
          </table:table-cell>
          <table:table-cell office:value-type="float" office:value="49.749" calcext:value-type="float">
            <text:p>49.74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C_0805_100n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100nF</text:p>
          </table:table-cell>
          <table:table-cell office:value-type="float" office:value="-0.297" calcext:value-type="float">
            <text:p>-0.297</text:p>
          </table:table-cell>
          <table:table-cell office:value-type="float" office:value="55.337" calcext:value-type="float">
            <text:p>55.337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C_0805_100n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100nF</text:p>
          </table:table-cell>
          <table:table-cell office:value-type="float" office:value="7.236" calcext:value-type="float">
            <text:p>7.236</text:p>
          </table:table-cell>
          <table:table-cell office:value-type="float" office:value="63.846" calcext:value-type="float">
            <text:p>63.84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C_0805_100n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100nF</text:p>
          </table:table-cell>
          <table:table-cell office:value-type="float" office:value="-17.696" calcext:value-type="float">
            <text:p>-17.696</text:p>
          </table:table-cell>
          <table:table-cell office:value-type="float" office:value="44.161" calcext:value-type="float">
            <text:p>44.161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table:style-name="ce2" office:value-type="string" calcext:value-type="string">
            <text:p>UG_C_100n_250V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100nF, 250V</text:p>
          </table:table-cell>
          <table:table-cell office:value-type="float" office:value="-49.144" calcext:value-type="float">
            <text:p>-49.144</text:p>
          </table:table-cell>
          <table:table-cell office:value-type="float" office:value="61.619" calcext:value-type="float">
            <text:p>61.619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table:style-name="ce2" office:value-type="string" calcext:value-type="string">
            <text:p>UG_C_100n_250V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100nF, 250V</text:p>
          </table:table-cell>
          <table:table-cell office:value-type="float" office:value="-62.039" calcext:value-type="float">
            <text:p>-62.039</text:p>
          </table:table-cell>
          <table:table-cell office:value-type="float" office:value="52.939" calcext:value-type="float">
            <text:p>52.939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table:style-name="ce2" office:value-type="string" calcext:value-type="string">
            <text:p>UG_C_2512_100u_35V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uF, 35V</text:p>
          </table:table-cell>
          <table:table-cell office:value-type="float" office:value="-28.618" calcext:value-type="float">
            <text:p>-28.618</text:p>
          </table:table-cell>
          <table:table-cell office:value-type="float" office:value="63.424" calcext:value-type="float">
            <text:p>63.424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table:style-name="ce2" office:value-type="string" calcext:value-type="string">
            <text:p>UG_C_2512_100u_35V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100uF, 35V</text:p>
          </table:table-cell>
          <table:table-cell office:value-type="float" office:value="26.636" calcext:value-type="float">
            <text:p>26.636</text:p>
          </table:table-cell>
          <table:table-cell office:value-type="float" office:value="64.989" calcext:value-type="float">
            <text:p>64.989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table:style-name="ce2" office:value-type="string" calcext:value-type="string">
            <text:p>UG_L_100uH_SRN106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00uH</text:p>
          </table:table-cell>
          <table:table-cell office:value-type="float" office:value="-36.619" calcext:value-type="float">
            <text:p>-36.619</text:p>
          </table:table-cell>
          <table:table-cell office:value-type="float" office:value="63.465" calcext:value-type="float">
            <text:p>63.46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R_0805_10k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float" office:value="-16.045" calcext:value-type="float">
            <text:p>-16.045</text:p>
          </table:table-cell>
          <table:table-cell office:value-type="float" office:value="60.671" calcext:value-type="float">
            <text:p>60.671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R_0805_10k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float" office:value="-24.681" calcext:value-type="float">
            <text:p>-24.681</text:p>
          </table:table-cell>
          <table:table-cell office:value-type="float" office:value="29.175" calcext:value-type="float">
            <text:p>29.17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R_0805_10k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float" office:value="-9.1362" calcext:value-type="float">
            <text:p>-9.1362</text:p>
          </table:table-cell>
          <table:table-cell office:value-type="float" office:value="-29.7022" calcext:value-type="float">
            <text:p>-29.702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R_0805_10k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float" office:value="-15.1306" calcext:value-type="float">
            <text:p>-15.1306</text:p>
          </table:table-cell>
          <table:table-cell office:value-type="float" office:value="-29.7022" calcext:value-type="float">
            <text:p>-29.702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R_0805_10k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10k</text:p>
          </table:table-cell>
          <table:table-cell office:value-type="float" office:value="-16.4514" calcext:value-type="float">
            <text:p>-16.4514</text:p>
          </table:table-cell>
          <table:table-cell office:value-type="float" office:value="-33.9694" calcext:value-type="float">
            <text:p>-33.9694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R_0805_10k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float" office:value="-18.3818" calcext:value-type="float">
            <text:p>-18.3818</text:p>
          </table:table-cell>
          <table:table-cell office:value-type="float" office:value="-30.3118" calcext:value-type="float">
            <text:p>-30.3118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R_0805_10k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10k</text:p>
          </table:table-cell>
          <table:table-cell office:value-type="float" office:value="14.912" calcext:value-type="float">
            <text:p>14.912</text:p>
          </table:table-cell>
          <table:table-cell office:value-type="float" office:value="31.701" calcext:value-type="float">
            <text:p>31.70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R_0805_10k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10k</text:p>
          </table:table-cell>
          <table:table-cell office:value-type="float" office:value="14.404" calcext:value-type="float">
            <text:p>14.404</text:p>
          </table:table-cell>
          <table:table-cell office:value-type="float" office:value="34.749" calcext:value-type="float">
            <text:p>34.74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R_0805_10k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10k</text:p>
          </table:table-cell>
          <table:table-cell office:value-type="float" office:value="-21.125" calcext:value-type="float">
            <text:p>-21.125</text:p>
          </table:table-cell>
          <table:table-cell office:value-type="float" office:value="29.175" calcext:value-type="float">
            <text:p>29.1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table:style-name="ce2" office:value-type="string" calcext:value-type="string">
            <text:p>UG_R_0805_15k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15k</text:p>
          </table:table-cell>
          <table:table-cell office:value-type="float" office:value="6.53" calcext:value-type="float">
            <text:p>6.53</text:p>
          </table:table-cell>
          <table:table-cell office:value-type="float" office:value="35.257" calcext:value-type="float">
            <text:p>35.25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R_2512_1M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M5</text:p>
          </table:table-cell>
          <table:table-cell office:value-type="float" office:value="-41.699" calcext:value-type="float">
            <text:p>-41.699</text:p>
          </table:table-cell>
          <table:table-cell office:value-type="float" office:value="46.701" calcext:value-type="float">
            <text:p>46.70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D_1N4148_SOD32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1N4148</text:p>
          </table:table-cell>
          <table:table-cell office:value-type="float" office:value="-24.681" calcext:value-type="float">
            <text:p>-24.681</text:p>
          </table:table-cell>
          <table:table-cell office:value-type="float" office:value="31.461" calcext:value-type="float">
            <text:p>31.46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D_1N4148_SOD32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1N4148</text:p>
          </table:table-cell>
          <table:table-cell office:value-type="float" office:value="-21.125" calcext:value-type="float">
            <text:p>-21.125</text:p>
          </table:table-cell>
          <table:table-cell office:value-type="float" office:value="31.461" calcext:value-type="float">
            <text:p>31.46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C_0805_1pF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1pF</text:p>
          </table:table-cell>
          <table:table-cell office:value-type="float" office:value="6.53" calcext:value-type="float">
            <text:p>6.53</text:p>
          </table:table-cell>
          <table:table-cell office:value-type="float" office:value="39.067" calcext:value-type="float">
            <text:p>39.06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C_0805_1u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1uF</text:p>
          </table:table-cell>
          <table:table-cell office:value-type="float" office:value="6.942" calcext:value-type="float">
            <text:p>6.942</text:p>
          </table:table-cell>
          <table:table-cell office:value-type="float" office:value="60.671" calcext:value-type="float">
            <text:p>60.67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C_0805_1u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uF</text:p>
          </table:table-cell>
          <table:table-cell office:value-type="float" office:value="10.752" calcext:value-type="float">
            <text:p>10.752</text:p>
          </table:table-cell>
          <table:table-cell office:value-type="float" office:value="60.671" calcext:value-type="float">
            <text:p>60.67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C_0805_1u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1uF</text:p>
          </table:table-cell>
          <table:table-cell office:value-type="float" office:value="-0.424" calcext:value-type="float">
            <text:p>-0.424</text:p>
          </table:table-cell>
          <table:table-cell office:value-type="float" office:value="51.019" calcext:value-type="float">
            <text:p>51.01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C_0805_1u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1uF</text:p>
          </table:table-cell>
          <table:table-cell office:value-type="float" office:value="14.404" calcext:value-type="float">
            <text:p>14.404</text:p>
          </table:table-cell>
          <table:table-cell office:value-type="float" office:value="38.051" calcext:value-type="float">
            <text:p>38.051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C_0805_1u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1uF</text:p>
          </table:table-cell>
          <table:table-cell office:value-type="float" office:value="9.863" calcext:value-type="float">
            <text:p>9.863</text:p>
          </table:table-cell>
          <table:table-cell office:value-type="float" office:value="40.605" calcext:value-type="float">
            <text:p>40.60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C_0805_1u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1uF</text:p>
          </table:table-cell>
          <table:table-cell office:value-type="float" office:value="-11.473" calcext:value-type="float">
            <text:p>-11.473</text:p>
          </table:table-cell>
          <table:table-cell office:value-type="float" office:value="65.243" calcext:value-type="float">
            <text:p>65.24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C_0805_1u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1uF</text:p>
          </table:table-cell>
          <table:table-cell office:value-type="float" office:value="-0.297" calcext:value-type="float">
            <text:p>-0.297</text:p>
          </table:table-cell>
          <table:table-cell office:value-type="float" office:value="59.147" calcext:value-type="float">
            <text:p>59.14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C_0805_1u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1uF</text:p>
          </table:table-cell>
          <table:table-cell office:value-type="float" office:value="3.259" calcext:value-type="float">
            <text:p>3.259</text:p>
          </table:table-cell>
          <table:table-cell office:value-type="float" office:value="41.113" calcext:value-type="float">
            <text:p>41.11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DONT_ASSEMBLE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2.2k</text:p>
          </table:table-cell>
          <table:table-cell office:value-type="float" office:value="3.894" calcext:value-type="float">
            <text:p>3.894</text:p>
          </table:table-cell>
          <table:table-cell office:value-type="float" office:value="50.257" calcext:value-type="float">
            <text:p>50.25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DONT_ASSEMBLE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2.2k</text:p>
          </table:table-cell>
          <table:table-cell office:value-type="float" office:value="-15.362" calcext:value-type="float">
            <text:p>-15.362</text:p>
          </table:table-cell>
          <table:table-cell office:value-type="float" office:value="32.4725" calcext:value-type="float">
            <text:p>32.472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DONT_ASSEMBLE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2.2k</text:p>
          </table:table-cell>
          <table:table-cell office:value-type="float" office:value="-2.075" calcext:value-type="float">
            <text:p>-2.075</text:p>
          </table:table-cell>
          <table:table-cell office:value-type="float" office:value="32.477" calcext:value-type="float">
            <text:p>32.47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DONT_ASSEMBLE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2.2k</text:p>
          </table:table-cell>
          <table:table-cell office:value-type="float" office:value="-8.758" calcext:value-type="float">
            <text:p>-8.758</text:p>
          </table:table-cell>
          <table:table-cell office:value-type="float" office:value="32.4725" calcext:value-type="float">
            <text:p>32.472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DONT_ASSEMBLE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2.2k</text:p>
          </table:table-cell>
          <table:table-cell office:value-type="float" office:value="-5.456" calcext:value-type="float">
            <text:p>-5.456</text:p>
          </table:table-cell>
          <table:table-cell office:value-type="float" office:value="32.4725" calcext:value-type="float">
            <text:p>32.47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DONT_ASSEMBLE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2.2k</text:p>
          </table:table-cell>
          <table:table-cell office:value-type="float" office:value="1.148" calcext:value-type="float">
            <text:p>1.148</text:p>
          </table:table-cell>
          <table:table-cell office:value-type="float" office:value="32.4725" calcext:value-type="float">
            <text:p>32.47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C_0805_2_2u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2.2uF</text:p>
          </table:table-cell>
          <table:table-cell office:value-type="float" office:value="21.674" calcext:value-type="float">
            <text:p>21.674</text:p>
          </table:table-cell>
          <table:table-cell office:value-type="float" office:value="60.671" calcext:value-type="float">
            <text:p>60.67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C_0805_2_2uF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2.2uF</text:p>
          </table:table-cell>
          <table:table-cell office:value-type="float" office:value="17.864" calcext:value-type="float">
            <text:p>17.864</text:p>
          </table:table-cell>
          <table:table-cell office:value-type="float" office:value="60.671" calcext:value-type="float">
            <text:p>60.67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C_0805_100n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100nF</text:p>
          </table:table-cell>
          <table:table-cell office:value-type="float" office:value="-20.109" calcext:value-type="float">
            <text:p>-20.109</text:p>
          </table:table-cell>
          <table:table-cell office:value-type="float" office:value="47.209" calcext:value-type="float">
            <text:p>47.20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table:style-name="ce1" office:value-type="string" calcext:value-type="string">
            <text:p>UG_C_0805_22p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22pF</text:p>
          </table:table-cell>
          <table:table-cell office:value-type="float" office:value="-9.314" calcext:value-type="float">
            <text:p>-9.314</text:p>
          </table:table-cell>
          <table:table-cell office:value-type="float" office:value="67.275" calcext:value-type="float">
            <text:p>67.2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table:style-name="ce1" office:value-type="string" calcext:value-type="string">
            <text:p>UG_C_0805_22p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22pF</text:p>
          </table:table-cell>
          <table:table-cell office:value-type="float" office:value="-9.314" calcext:value-type="float">
            <text:p>-9.314</text:p>
          </table:table-cell>
          <table:table-cell office:value-type="float" office:value="69.307" calcext:value-type="float">
            <text:p>69.30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22uF</text:p>
          </table:table-cell>
          <table:table-cell office:value-type="float" office:value="22.563" calcext:value-type="float">
            <text:p>22.563</text:p>
          </table:table-cell>
          <table:table-cell office:value-type="float" office:value="68.037" calcext:value-type="float">
            <text:p>68.037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/>
          <table:table-cell office:value-type="string" calcext:value-type="string">
            <text:p>C21</text:p>
          </table:table-cell>
          <table:table-cell office:value-type="string" calcext:value-type="string">
            <text:p>22uF</text:p>
          </table:table-cell>
          <table:table-cell office:value-type="float" office:value="7.231" calcext:value-type="float">
            <text:p>7.231</text:p>
          </table:table-cell>
          <table:table-cell office:value-type="float" office:value="67.919" calcext:value-type="float">
            <text:p>67.9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/>
          <table:table-cell office:value-type="string" calcext:value-type="string">
            <text:p>C19</text:p>
          </table:table-cell>
          <table:table-cell office:value-type="string" calcext:value-type="string">
            <text:p>22uF, 50V</text:p>
          </table:table-cell>
          <table:table-cell office:value-type="float" office:value="-28.264" calcext:value-type="float">
            <text:p>-28.264</text:p>
          </table:table-cell>
          <table:table-cell office:value-type="float" office:value="49.939" calcext:value-type="float">
            <text:p>49.93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/>
          <table:table-cell office:value-type="string" calcext:value-type="string">
            <text:p>C28</text:p>
          </table:table-cell>
          <table:table-cell office:value-type="string" calcext:value-type="string">
            <text:p>3.3nF</text:p>
          </table:table-cell>
          <table:table-cell office:value-type="float" office:value="-27.475" calcext:value-type="float">
            <text:p>-27.475</text:p>
          </table:table-cell>
          <table:table-cell office:value-type="float" office:value="29.937" calcext:value-type="float">
            <text:p>29.93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/>
          <table:table-cell office:value-type="string" calcext:value-type="string">
            <text:p>C29</text:p>
          </table:table-cell>
          <table:table-cell office:value-type="string" calcext:value-type="string">
            <text:p>3.3nF</text:p>
          </table:table-cell>
          <table:table-cell office:value-type="float" office:value="-18.331" calcext:value-type="float">
            <text:p>-18.331</text:p>
          </table:table-cell>
          <table:table-cell office:value-type="float" office:value="29.937" calcext:value-type="float">
            <text:p>29.93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R_0805_390k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390k</text:p>
          </table:table-cell>
          <table:table-cell office:value-type="float" office:value="22.944" calcext:value-type="float">
            <text:p>22.944</text:p>
          </table:table-cell>
          <table:table-cell office:value-type="float" office:value="63.719" calcext:value-type="float">
            <text:p>63.7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R_0805_390k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390k</text:p>
          </table:table-cell>
          <table:table-cell office:value-type="float" office:value="-17.315" calcext:value-type="float">
            <text:p>-17.315</text:p>
          </table:table-cell>
          <table:table-cell office:value-type="float" office:value="53.051" calcext:value-type="float">
            <text:p>53.05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table:style-name="ce1" office:value-type="string" calcext:value-type="string">
            <text:p>UG_C_0805_470p</text:p>
          </table:table-cell>
          <table:table-cell office:value-type="string" calcext:value-type="string">
            <text:p>C37</text:p>
          </table:table-cell>
          <table:table-cell office:value-type="string" calcext:value-type="string">
            <text:p>470pF</text:p>
          </table:table-cell>
          <table:table-cell office:value-type="float" office:value="-12.108" calcext:value-type="float">
            <text:p>-12.108</text:p>
          </table:table-cell>
          <table:table-cell office:value-type="float" office:value="30.572" calcext:value-type="float">
            <text:p>30.5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table:style-name="ce2" office:value-type="string" calcext:value-type="string">
            <text:p>UG_R_0805_15R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15k</text:p>
          </table:table-cell>
          <table:table-cell office:value-type="float" office:value="-20.363" calcext:value-type="float">
            <text:p>-20.363</text:p>
          </table:table-cell>
          <table:table-cell office:value-type="float" office:value="45.177" calcext:value-type="float">
            <text:p>45.17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table:style-name="ce2" office:value-type="string" calcext:value-type="string">
            <text:p>UG_C_3u3_450V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3u3, 450V</text:p>
          </table:table-cell>
          <table:table-cell office:value-type="float" office:value="-58.844" calcext:value-type="float">
            <text:p>-58.844</text:p>
          </table:table-cell>
          <table:table-cell office:value-type="float" office:value="64.948" calcext:value-type="float">
            <text:p>64.94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table:style-name="ce2" office:value-type="string" calcext:value-type="string">
            <text:p>UG_C_3u3_450V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3u3, 450V</text:p>
          </table:table-cell>
          <table:table-cell office:value-type="float" office:value="-58.844" calcext:value-type="float">
            <text:p>-58.844</text:p>
          </table:table-cell>
          <table:table-cell office:value-type="float" office:value="43.104" calcext:value-type="float">
            <text:p>43.10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R_0805_6_8k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6.8k</text:p>
          </table:table-cell>
          <table:table-cell office:value-type="float" office:value="21.039" calcext:value-type="float">
            <text:p>21.039</text:p>
          </table:table-cell>
          <table:table-cell office:value-type="float" office:value="63.719" calcext:value-type="float">
            <text:p>63.7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R_0805_6_8k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6.8k</text:p>
          </table:table-cell>
          <table:table-cell office:value-type="float" office:value="14.308" calcext:value-type="float">
            <text:p>14.308</text:p>
          </table:table-cell>
          <table:table-cell office:value-type="float" office:value="60.671" calcext:value-type="float">
            <text:p>60.67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R_0805_6_8k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6.8k</text:p>
          </table:table-cell>
          <table:table-cell office:value-type="float" office:value="-53.002" calcext:value-type="float">
            <text:p>-53.002</text:p>
          </table:table-cell>
          <table:table-cell office:value-type="float" office:value="51.486" calcext:value-type="float">
            <text:p>51.48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DONT_ASSEMBLE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680k?</text:p>
          </table:table-cell>
          <table:table-cell office:value-type="float" office:value="-23.157" calcext:value-type="float">
            <text:p>-23.157</text:p>
          </table:table-cell>
          <table:table-cell office:value-type="float" office:value="46.574" calcext:value-type="float">
            <text:p>46.574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/>
          <table:table-cell office:value-type="string" calcext:value-type="string">
            <text:p>U16</text:p>
          </table:table-cell>
          <table:table-cell office:value-type="string" calcext:value-type="string">
            <text:p>74xx14</text:p>
          </table:table-cell>
          <table:table-cell office:value-type="float" office:value="-22.764" calcext:value-type="float">
            <text:p>-22.764</text:p>
          </table:table-cell>
          <table:table-cell office:value-type="float" office:value="37.564" calcext:value-type="float">
            <text:p>37.56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IC_AQY210EH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AQY210EH</text:p>
          </table:table-cell>
          <table:table-cell office:value-type="float" office:value="-46.985" calcext:value-type="float">
            <text:p>-46.985</text:p>
          </table:table-cell>
          <table:table-cell office:value-type="float" office:value="37.997" calcext:value-type="float">
            <text:p>37.99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IC_AQY210EH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AQY210EH</text:p>
          </table:table-cell>
          <table:table-cell office:value-type="float" office:value="-41.651" calcext:value-type="float">
            <text:p>-41.651</text:p>
          </table:table-cell>
          <table:table-cell office:value-type="float" office:value="37.997" calcext:value-type="float">
            <text:p>37.99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IC_AQY210EH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AQY210EH</text:p>
          </table:table-cell>
          <table:table-cell office:value-type="float" office:value="-30.983" calcext:value-type="float">
            <text:p>-30.983</text:p>
          </table:table-cell>
          <table:table-cell office:value-type="float" office:value="37.997" calcext:value-type="float">
            <text:p>37.99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IC_AQY210EH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AQY210EH</text:p>
          </table:table-cell>
          <table:table-cell office:value-type="float" office:value="-36.317" calcext:value-type="float">
            <text:p>-36.317</text:p>
          </table:table-cell>
          <table:table-cell office:value-type="float" office:value="37.997" calcext:value-type="float">
            <text:p>37.99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/>
          <table:table-cell office:value-type="string" calcext:value-type="string">
            <text:p>J2</text:p>
          </table:table-cell>
          <table:table-cell office:value-type="string" calcext:value-type="string">
            <text:p>Conn_02x05_Odd</text:p>
          </table:table-cell>
          <table:table-cell office:value-type="float" office:value="-19.764" calcext:value-type="float">
            <text:p>-19.764</text:p>
          </table:table-cell>
          <table:table-cell office:value-type="float" office:value="66.5384" calcext:value-type="float">
            <text:p>66.5384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table:style-name="ce2" office:value-type="string" calcext:value-type="string">
            <text:p>UG_D_ES2F_DO21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S2F</text:p>
          </table:table-cell>
          <table:table-cell office:value-type="float" office:value="-47.239" calcext:value-type="float">
            <text:p>-47.239</text:p>
          </table:table-cell>
          <table:table-cell office:value-type="float" office:value="67.969" calcext:value-type="float">
            <text:p>67.96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IC_<text:span text:style-name="T1">ACPL024L</text:span>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HCPL0534</text:p>
          </table:table-cell>
          <table:table-cell office:value-type="float" office:value="-13.584" calcext:value-type="float">
            <text:p>-13.584</text:p>
          </table:table-cell>
          <table:table-cell office:value-type="float" office:value="37.5525" calcext:value-type="float">
            <text:p>37.55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IC_<text:span text:style-name="T1">ACPL024L</text:span>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HCPL0534</text:p>
          </table:table-cell>
          <table:table-cell office:value-type="float" office:value="-7.234" calcext:value-type="float">
            <text:p>-7.234</text:p>
          </table:table-cell>
          <table:table-cell office:value-type="float" office:value="37.5525" calcext:value-type="float">
            <text:p>37.55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IC_<text:span text:style-name="T1">ACPL024L</text:span>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HCPL0534</text:p>
          </table:table-cell>
          <table:table-cell office:value-type="float" office:value="-0.884" calcext:value-type="float">
            <text:p>-0.884</text:p>
          </table:table-cell>
          <table:table-cell office:value-type="float" office:value="37.5525" calcext:value-type="float">
            <text:p>37.55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table:style-name="ce2" office:value-type="string" calcext:value-type="string">
            <text:p>UG_IC_HV50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HV507</text:p>
          </table:table-cell>
          <table:table-cell office:value-type="float" office:value="-31.264" calcext:value-type="float">
            <text:p>-31.264</text:p>
          </table:table-cell>
          <table:table-cell office:value-type="float" office:value="4.564" calcext:value-type="float">
            <text:p>4.56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table:style-name="ce2" office:value-type="string" calcext:value-type="string">
            <text:p>UG_IC_HV507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HV507</text:p>
          </table:table-cell>
          <table:table-cell office:value-type="float" office:value="-3.264" calcext:value-type="float">
            <text:p>-3.264</text:p>
          </table:table-cell>
          <table:table-cell office:value-type="float" office:value="4.564" calcext:value-type="float">
            <text:p>4.564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table:style-name="ce2" office:value-type="string" calcext:value-type="string">
            <text:p>UG_IC_MAX1771_SO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AX1771ESA</text:p>
          </table:table-cell>
          <table:table-cell office:value-type="float" office:value="-48.684" calcext:value-type="float">
            <text:p>-48.684</text:p>
          </table:table-cell>
          <table:table-cell office:value-type="float" office:value="53.264" calcext:value-type="float">
            <text:p>53.26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IC_<text:span text:style-name="T1">MCP41010</text:span>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MCP41010</text:p>
          </table:table-cell>
          <table:table-cell office:value-type="float" office:value="-21.379" calcext:value-type="float">
            <text:p>-21.379</text:p>
          </table:table-cell>
          <table:table-cell office:value-type="float" office:value="53.305" calcext:value-type="float">
            <text:p>53.30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table:style-name="ce2" office:value-type="string" calcext:value-type="string">
            <text:p>UG_IC_MCP6002_SO8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MCP6002</text:p>
          </table:table-cell>
          <table:table-cell office:value-type="float" office:value="10.594" calcext:value-type="float">
            <text:p>10.594</text:p>
          </table:table-cell>
          <table:table-cell office:value-type="float" office:value="35.003" calcext:value-type="float">
            <text:p>35.00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IC_<text:span text:style-name="T1">PAM8301</text:span>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PAM8301</text:p>
          </table:table-cell>
          <table:table-cell office:value-type="float" office:value="-0.297" calcext:value-type="float">
            <text:p>-0.297</text:p>
          </table:table-cell>
          <table:table-cell office:value-type="float" office:value="48.225" calcext:value-type="float">
            <text:p>48.2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IC_<text:span text:style-name="T1">SAMD21G18B</text:span>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AMD21G18B-A</text:p>
          </table:table-cell>
          <table:table-cell office:value-type="float" office:value="-8.679" calcext:value-type="float">
            <text:p>-8.679</text:p>
          </table:table-cell>
          <table:table-cell office:value-type="float" office:value="57.115" calcext:value-type="float">
            <text:p>57.11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/>
          <table:table-cell office:value-type="string" calcext:value-type="string">
            <text:p>SW3</text:p>
          </table:table-cell>
          <table:table-cell office:value-type="string" calcext:value-type="string">
            <text:p>SW_PUSH</text:p>
          </table:table-cell>
          <table:table-cell office:value-type="float" office:value="29.167" calcext:value-type="float">
            <text:p>29.167</text:p>
          </table:table-cell>
          <table:table-cell office:value-type="float" office:value="54.7655" calcext:value-type="float">
            <text:p>54.765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K560P60Y</text:p>
          </table:table-cell>
          <table:table-cell office:value-type="float" office:value="-39.032" calcext:value-type="float">
            <text:p>-39.032</text:p>
          </table:table-cell>
          <table:table-cell office:value-type="float" office:value="53.264" calcext:value-type="float">
            <text:p>53.26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UG_IC_<text:span text:style-name="T1">TLV1117_33</text:span>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TLV1117-33</text:p>
          </table:table-cell>
          <table:table-cell office:value-type="float" office:value="0.936" calcext:value-type="float">
            <text:p>0.936</text:p>
          </table:table-cell>
          <table:table-cell office:value-type="float" office:value="66.767" calcext:value-type="float">
            <text:p>66.767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/>
          <table:table-cell office:value-type="string" calcext:value-type="string">
            <text:p>J1</text:p>
          </table:table-cell>
          <table:table-cell office:value-type="string" calcext:value-type="string">
            <text:p>USB_C_Receptac</text:p>
          </table:table-cell>
          <table:table-cell office:value-type="float" office:value="14.736" calcext:value-type="float">
            <text:p>14.736</text:p>
          </table:table-cell>
          <table:table-cell office:value-type="float" office:value="68.164" calcext:value-type="float">
            <text:p>68.16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</table:table>
      <table:named-expressions/>
      <table:database-ranges>
        <table:database-range table:name="__Anonymous_Sheet_DB__0" table:target-range-address="'OpenDropV3-bottom'.A1:'OpenDropV3-bottom'.H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9">00/00/0000</text:date>, <text:time style:data-style-name="N2" text:time-value="16:04:29.0120396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9T16:10:59.233619042</dc:date>
    <meta:editing-duration>PT27M52S</meta:editing-duration>
    <meta:editing-cycles>13</meta:editing-cycles>
    <meta:generator>LibreOffice/5.1.6.2$Linux_X86_64 LibreOffice_project/10m0$Build-2</meta:generator>
    <meta:document-statistic meta:table-count="1" meta:cell-count="754" meta:object-count="0"/>
  </office:meta>
</office:document-meta>
</file>